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61" number:language="en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061">
      <style:table-cell-properties style:rotation-align="none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15" table:default-cell-style-name="Default"/>
        <table:table-row table:style-name="ro1">
          <table:table-cell table:style-name="ce1" office:value-type="string" calcext:value-type="string">
            <text:p>Test numm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otalt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nr. of repower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formula="of:=SUM([.C1:.E2])" office:value-type="float" office:value="62" calcext:value-type="float">
            <text:p>62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Nr. of repower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formula="of:=SUM([.B3:.E3])"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LL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B4:.E4])"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LL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formula="of:=SUM([.B5:.E5])" office:value-type="float" office:value="116" calcext:value-type="float">
            <text:p>116</text:p>
          </table:table-cell>
          <table:table-cell/>
          <table:table-cell table:formula="of:=[.F5]+[.F6]" office:value-type="float" office:value="176" calcext:value-type="float">
            <text:p>176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LL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formula="of:=SUM([.B6:.E6])"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LL1_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B7:.E7])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LL2_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formula="of:=SUM([.B8:.E8])" office:value-type="float" office:value="136" calcext:value-type="float">
            <text:p>136</text:p>
          </table:table-cell>
          <table:table-cell/>
          <table:table-cell table:formula="of:=[.F8]+[.F9]" office:value-type="float" office:value="205" calcext:value-type="float">
            <text:p>20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LL3_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7" calcext:value-type="float">
            <text:p>47</text:p>
          </table:table-cell>
          <table:table-cell table:style-name="ce1" table:formula="of:=SUM([.B9:.E9])" office:value-type="float" office:value="69" calcext:value-type="float">
            <text:p>69</text:p>
          </table:table-cell>
          <table:table-cell table:number-columns-repeated="6"/>
          <table:table-cell table:style-name="ce1" office:value-type="string" calcext:value-type="string">
            <text:p>Frekvens</text:p>
          </table:table-cell>
          <table:table-cell table:style-name="ce1" office:value-type="string" calcext:value-type="string">
            <text:p>inverters in between</text:p>
          </table:table-cell>
          <table:table-cell table:style-name="ce1" office:value-type="string" calcext:value-type="string">
            <text:p>Dose</text:p>
          </table:table-cell>
          <table:table-cell table:style-name="ce1" office:value-type="string" calcext:value-type="string">
            <text:p>SR errors</text:p>
          </table:table-cell>
          <table:table-cell table:style-name="ce1" office:value-type="string" calcext:value-type="string">
            <text:p>SR/dose</text:p>
          </table:table-cell>
        </table:table-row>
        <table:table-row table:style-name="ro1">
          <table:table-cell office:value-type="string" calcext:value-type="string">
            <text:p>Shift register error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1" office:value-type="float" office:value="40" calcext:value-type="float">
            <text:p>4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14.4-5.88" office:value-type="float" office:value="8.52" calcext:value-type="float">
            <text:p>8.52</text:p>
          </table:table-cell>
          <table:table-cell table:style-name="ce1" table:formula="of:=SUM([.B10:.D10])" office:value-type="float" office:value="51" calcext:value-type="float">
            <text:p>51</text:p>
          </table:table-cell>
          <table:table-cell table:style-name="ce1" table:formula="of:=[.P10]/[.O10]" office:value-type="float" office:value="5.98591549295775" calcext:value-type="float">
            <text:p>5.985915493</text:p>
          </table:table-cell>
        </table:table-row>
        <table:table-row table:style-name="ro1">
          <table:table-cell office:value-type="string" calcext:value-type="string">
            <text:p>Frekvens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.88" calcext:value-type="float">
            <text:p>5.88</text:p>
          </table:table-cell>
          <table:table-cell table:style-name="ce1" table:formula="of:=[.E10]" office:value-type="float" office:value="26" calcext:value-type="float">
            <text:p>26</text:p>
          </table:table-cell>
          <table:table-cell table:style-name="ce1" table:formula="of:=[.P11]/[.O11]" office:value-type="float" office:value="4.42176870748299" calcext:value-type="float">
            <text:p>4.4217687075</text:p>
          </table:table-cell>
        </table:table-row>
        <table:table-row table:style-name="ro1">
          <table:table-cell office:value-type="string" calcext:value-type="string">
            <text:p>Dose</text:p>
          </table:table-cell>
          <table:table-cell office:value-type="float" office:value="0.5" calcext:value-type="float">
            <text:p>0.5</text:p>
          </table:table-cell>
          <table:table-cell office:value-type="float" office:value="2.91" calcext:value-type="float">
            <text:p>2.91</text:p>
          </table:table-cell>
          <table:table-cell office:value-type="float" office:value="5.12" calcext:value-type="float">
            <text:p>5.12</text:p>
          </table:table-cell>
          <table:table-cell office:value-type="float" office:value="5.88" calcext:value-type="float">
            <text:p>5.88</text:p>
          </table:table-cell>
          <table:table-cell table:number-columns-repeated="7"/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.78" calcext:value-type="float">
            <text:p>9.78</text:p>
          </table:table-cell>
          <table:table-cell table:style-name="ce1" table:formula="of:=SUM([.B15:.D15])+[.D35]" office:value-type="float" office:value="32" calcext:value-type="float">
            <text:p>32</text:p>
          </table:table-cell>
          <table:table-cell table:style-name="ce1" table:formula="of:=[.P12]/[.O12]" office:value-type="float" office:value="3.2719836400818" calcext:value-type="float">
            <text:p>3.2719836401</text:p>
          </table:table-cell>
        </table:table-row>
        <table:table-row table:style-name="ro1">
          <table:table-cell office:value-type="string" calcext:value-type="string">
            <text:p>ERRR/dose</text:p>
          </table:table-cell>
          <table:table-cell table:formula="of:=[.B10]/[.B12]" office:value-type="float" office:value="8" calcext:value-type="float">
            <text:p>8</text:p>
          </table:table-cell>
          <table:table-cell table:formula="of:=[.C10]/[.C12]" office:value-type="float" office:value="3.09278350515464" calcext:value-type="float">
            <text:p>3.0927835052</text:p>
          </table:table-cell>
          <table:table-cell table:formula="of:=[.D10]/[.D12]" office:value-type="float" office:value="7.421875" calcext:value-type="float">
            <text:p>7.421875</text:p>
          </table:table-cell>
          <table:table-cell table:formula="of:=[.E10]/[.E12]" office:value-type="float" office:value="4.42176870748299" calcext:value-type="float">
            <text:p>4.4217687075</text:p>
          </table:table-cell>
          <table:table-cell table:number-columns-repeated="7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31" calcext:value-type="float">
            <text:p>4.31</text:p>
          </table:table-cell>
          <table:table-cell table:style-name="ce1" table:formula="of:=[.E35]" office:value-type="float" office:value="30" calcext:value-type="float">
            <text:p>30</text:p>
          </table:table-cell>
          <table:table-cell table:style-name="ce1" table:formula="of:=[.P13]/[.O13]" office:value-type="float" office:value="6.96055684454757" calcext:value-type="float">
            <text:p>6.9605568445</text:p>
          </table:table-cell>
        </table:table-row>
        <table:table-row table:style-name="ro1">
          <table:table-cell table:number-columns-repeated="12"/>
          <table:table-cell table:style-name="ce1"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18" calcext:value-type="float">
            <text:p>4.18</text:p>
          </table:table-cell>
          <table:table-cell table:style-name="ce1" table:formula="of:=[.F35]" office:value-type="float" office:value="19" calcext:value-type="float">
            <text:p>19</text:p>
          </table:table-cell>
          <table:table-cell table:style-name="ce1" table:formula="of:=[.P14]/[.O14]" office:value-type="float" office:value="4.54545454545455" calcext:value-type="float">
            <text:p>4.5454545455</text:p>
          </table:table-cell>
        </table:table-row>
        <table:table-row table:style-name="ro1">
          <table:table-cell office:value-type="string" calcext:value-type="string">
            <text:p>Shift register error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table:number-columns-repeated="9"/>
          <table:table-cell table:formula="of:=SUM([.O10:.O11])" office:value-type="float" office:value="14.4" calcext:value-type="float">
            <text:p>14.4</text:p>
          </table:table-cell>
          <table:table-cell table:formula="of:=SUM([.O12:.O14])" office:value-type="float" office:value="18.27" calcext:value-type="float">
            <text:p>18.27</text:p>
          </table:table-cell>
          <table:table-cell/>
        </table:table-row>
        <table:table-row table:style-name="ro1">
          <table:table-cell office:value-type="string" calcext:value-type="string">
            <text:p>Frekvens</text:p>
          </table:table-cell>
          <table:table-cell table:number-columns-repeated="3" office:value-type="float" office:value="160" calcext:value-type="float">
            <text:p>160</text:p>
          </table:table-cell>
          <table:table-cell office:value-type="string" calcext:value-type="string">
            <text:p>Vary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se</text:p>
          </table:table-cell>
          <table:table-cell office:value-type="float" office:value="0.39" calcext:value-type="float">
            <text:p>0.39</text:p>
          </table:table-cell>
          <table:table-cell office:value-type="float" office:value="0.5" calcext:value-type="float">
            <text:p>0.5</text:p>
          </table:table-cell>
          <table:table-cell office:value-type="float" office:value="3.29" calcext:value-type="float">
            <text:p>3.29</text:p>
          </table:table-cell>
          <table:table-cell office:value-type="float" office:value="14.1" calcext:value-type="float">
            <text:p>14.1</text:p>
          </table:table-cell>
          <table:table-cell/>
          <table:table-cell table:formula="of:=SUM([.B17:.D17])" office:value-type="float" office:value="4.18" calcext:value-type="float">
            <text:p>4.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RRR/dose</text:p>
          </table:table-cell>
          <table:table-cell table:formula="of:=[.B15]/[.B17]" office:value-type="float" office:value="10.2564102564103" calcext:value-type="float">
            <text:p>10.2564102564</text:p>
          </table:table-cell>
          <table:table-cell table:formula="of:=[.C15]/[.C17]" office:value-type="float" office:value="2" calcext:value-type="float">
            <text:p>2</text:p>
          </table:table-cell>
          <table:table-cell table:formula="of:=[.D15]/[.D17]" office:value-type="float" office:value="2.73556231003039" calcext:value-type="float">
            <text:p>2.73556231</text:p>
          </table:table-cell>
          <table:table-cell table:formula="of:=[.E15]/[.E17]" office:value-type="float" office:value="4.75177304964539" calcext:value-type="float">
            <text:p>4.7517730496</text:p>
          </table:table-cell>
          <table:table-cell table:number-columns-repeated="12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5"/>
          <table:table-cell table:formula="of:=23*4" office:value-type="float" office:value="92" calcext:value-type="float">
            <text:p>92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J21]/2373" office:value-type="float" office:value="0.0387694900969237" calcext:value-type="float">
            <text:p>0.0387694901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erors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Dose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float" office:value="981" calcext:value-type="float">
            <text:p>981</text:p>
          </table:table-cell>
          <table:table-cell office:value-type="float" office:value="1736" calcext:value-type="float">
            <text:p>1736</text:p>
          </table:table-cell>
          <table:table-cell office:value-type="float" office:value="2382" calcext:value-type="float">
            <text:p>2382</text:p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[.D26]*[.$J$22]" office:value-type="float" office:value="38.0328697850822" calcext:value-type="float">
            <text:p>38.0328697851</text:p>
          </table:table-cell>
          <table:table-cell table:formula="of:=[.E26]*[.$J$22]" office:value-type="float" office:value="67.3038348082596" calcext:value-type="float">
            <text:p>67.3038348083</text:p>
          </table:table-cell>
          <table:table-cell table:formula="of:=[.F26]*[.$J$22]" office:value-type="float" office:value="92.3489254108723" calcext:value-type="float">
            <text:p>92.3489254109</text:p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[.D26]-[.D27]" office:value-type="float" office:value="942.967130214918" calcext:value-type="float">
            <text:p>942.9671302149</text:p>
          </table:table-cell>
          <table:table-cell table:formula="of:=[.E26]-[.E27]" office:value-type="float" office:value="1668.69616519174" calcext:value-type="float">
            <text:p>1668.6961651917</text:p>
          </table:table-cell>
          <table:table-cell table:formula="of:=[.F26]-[.F27]" office:value-type="float" office:value="2289.65107458913" calcext:value-type="float">
            <text:p>2289.6510745891</text:p>
          </table:table-cell>
          <table:table-cell table:number-columns-repeated="11"/>
        </table:table-row>
        <table:table-row table:style-name="ro2">
          <table:table-cell table:number-columns-repeated="17"/>
        </table:table-row>
        <table:table-row table:style-name="ro1">
          <table:table-cell table:number-columns-repeated="4"/>
          <table:table-cell office:value-type="float" office:value="1669" calcext:value-type="float">
            <text:p>1669</text:p>
          </table:table-cell>
          <table:table-cell office:value-type="float" office:value="2372" calcext:value-type="float">
            <text:p>2372</text:p>
          </table:table-cell>
          <table:table-cell table:number-columns-repeated="2"/>
          <table:table-cell office:value-type="float" office:value="0.0000000623178" calcext:value-type="float">
            <text:p>6.23178E-008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float" office:value="943" calcext:value-type="float">
            <text:p>943</text:p>
          </table:table-cell>
          <table:table-cell table:formula="of:=[.E30]-[.D31]" office:value-type="float" office:value="726" calcext:value-type="float">
            <text:p>726</text:p>
          </table:table-cell>
          <table:table-cell table:formula="of:=[.F30]-[.E30]" office:value-type="float" office:value="703" calcext:value-type="float">
            <text:p>703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float" office:value="953" calcext:value-type="float">
            <text:p>953</text:p>
          </table:table-cell>
          <table:table-cell office:value-type="float" office:value="1679" calcext:value-type="float">
            <text:p>1679</text:p>
          </table:table-cell>
          <table:table-cell office:value-type="float" office:value="2300" calcext:value-type="float">
            <text:p>230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Flux</text:p>
          </table:table-cell>
          <table:table-cell table:number-columns-repeated="3" table:style-name="ce2" office:value-type="float" office:value="95319634.8037942" calcext:value-type="float">
            <text:p>9.53E+0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dose</text:p>
          </table:table-cell>
          <table:table-cell table:formula="of:=([.D33]*[.D31]*[.$I$30])/1000" office:value-type="float" office:value="5.60152367132266" calcext:value-type="float">
            <text:p>5.6015236713</text:p>
          </table:table-cell>
          <table:table-cell table:formula="of:=([.E33]*[.E31]*[.$I$30])/1000" office:value-type="float" office:value="4.31251981482529" calcext:value-type="float">
            <text:p>4.3125198148</text:p>
          </table:table-cell>
          <table:table-cell table:formula="of:=([.F33]*[.F31]*[.$I$30])/1000" office:value-type="float" office:value="4.17589728625645" calcext:value-type="float">
            <text:p>4.1758972863</text:p>
          </table:table-cell>
          <table:table-cell table:formula="of:=SUM([.D34:.F34])" office:value-type="float" office:value="14.0899407724044" calcext:value-type="float">
            <text:p>14.089940772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[.D35]/[.D34]" office:value-type="float" office:value="3.21341139593002" calcext:value-type="float">
            <text:p>3.2134113959</text:p>
          </table:table-cell>
          <table:table-cell table:formula="of:=[.E35]/[.E34]" office:value-type="float" office:value="6.95648977585401" calcext:value-type="float">
            <text:p>6.9564897759</text:p>
          </table:table-cell>
          <table:table-cell table:formula="of:=[.F35]/[.F34]" office:value-type="float" office:value="4.5499203398829" calcext:value-type="float">
            <text:p>4.5499203399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1" number:min-integer-digits="1"/>
    </number:number-style>
    <number:number-style style:name="N123">
      <number:scientific-number number:decimal-places="4" number:min-integer-digits="1" number:min-exponent-digits="2"/>
    </number:number-style>
    <number:number-style style:name="N10120P0" style:volatile="true" number:language="en">
      <number:number number:decimal-places="0" number:min-integer-digits="1" number:grouping="true"/>
    </number:number-style>
    <number:number-style style:name="N10120" number:language="en">
      <number:text>-</number:text>
      <number:number number:decimal-places="0" number:min-integer-digits="1" number:grouping="true"/>
      <style:map style:condition="value()&gt;=0" style:apply-style-name="N10120P0"/>
    </number:number-style>
    <number:number-style style:name="N10121P0" style:volatile="true" number:language="en">
      <number:number number:decimal-places="0" number:min-integer-digits="1" number:grouping="true"/>
    </number:number-style>
    <number:number-style style:name="N10121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10121P0"/>
    </number:number-style>
    <number:number-style style:name="N10122P0" style:volatile="true" number:language="en">
      <number:number number:decimal-places="2" number:min-integer-digits="1" number:grouping="true"/>
    </number:number-style>
    <number:number-style style:name="N10122" number:language="en">
      <number:text>-</number:text>
      <number:number number:decimal-places="2" number:min-integer-digits="1" number:grouping="true"/>
      <style:map style:condition="value()&gt;=0" style:apply-style-name="N10122P0"/>
    </number:number-style>
    <number:number-style style:name="N10123P0" style:volatile="true" number:language="en">
      <number:number number:decimal-places="2" number:min-integer-digits="1" number:grouping="true"/>
    </number:number-style>
    <number:number-style style:name="N10123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10123P0"/>
    </number:number-style>
    <number:number-style style:name="N10127P0" style:volatile="true" number:language="en">
      <number:fill-character> </number:fill-character>
      <number:number number:decimal-places="0" number:min-integer-digits="1" number:grouping="true"/>
      <number:text> </number:text>
    </number:number-style>
    <number:number-style style:name="N10127P1" style:volatile="true" number:language="en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0127P2" style:volatile="true" number:language="en">
      <number:fill-character> </number:fill-character>
      <number:text>- </number:text>
    </number:number-style>
    <number:text-style style:name="N10127" number:language="en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>
      <number:fill-character> </number:fill-character>
      <number:number number:decimal-places="2" number:min-integer-digits="1" number:grouping="true"/>
      <number:text> </number:text>
    </number:number-style>
    <number:number-style style:name="N10131P1" style:volatile="true" number:language="en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0131P2" style:volatile="true" number:language="en">
      <number:fill-character> </number:fill-character>
      <number:text>-</number:text>
      <number:number number:decimal-places="0" number:min-integer-digits="0"/>
      <number:text> </number:text>
    </number:number-style>
    <number:text-style style:name="N10131" number:language="en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time-style style:name="N10132" number:language="en">
      <number:minutes number:style="long"/>
      <number:text>:</number:text>
      <number:seconds number:style="long"/>
    </number:time-style>
    <number:time-style style:name="N10133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4" number:language="en">
      <number:minutes number:style="long"/>
      <number:text>:</number:text>
      <number:seconds number:style="long" number:decimal-places="1"/>
    </number:time-style>
    <number:number-style style:name="N10135" number:language="en">
      <number:scientific-number number:decimal-places="1" number:min-integer-digits="3" number:min-exponent-digits="1"/>
    </number:number-style>
    <number:number-style style:name="N10136P0" style:volatile="true" number:language="en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36P1" style:volatile="true" number:language="en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0136P2" style:volatile="true" number:language="en">
      <number:text> </number:text>
      <number:fill-character> </number:fill-character>
      <number:text>- </number:text>
    </number:number-style>
    <number:text-style style:name="N10136" number:language="en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37P1" style:volatile="true" number:language="en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0137P2" style:volatile="true" number:language="en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37" number:language="en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0">00/00/0000</text:date>, <text:time style:data-style-name="N2" text:time-value="0000-00-00T00:00:03.2633412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e Torsvik</meta:initial-creator>
    <meta:creation-date>2014-05-19T11:27:16.689663499</meta:creation-date>
    <dc:date>2014-05-20T11:47:01.343177574</dc:date>
    <dc:creator>Inge Torsvik</dc:creator>
    <meta:editing-duration>PT2H5S</meta:editing-duration>
    <meta:editing-cycles>4</meta:editing-cycles>
    <meta:generator>LibreOffice/4.1.3.2$Linux_X86_64 LibreOffice_project/410m0$Build-2</meta:generator>
    <meta:document-statistic meta:table-count="1" meta:cell-count="173" meta:object-count="0"/>
  </office:meta>
</office:document-meta>
</file>